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3.4272in" style:type="center"/>
          <style:tab-stop style:position="6.9047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style:shadow="none" style:vertical-align="middle"/>
      <style:text-properties fo:font-size="36pt" style:font-size-asian="36pt" style:font-size-complex="36pt"/>
    </style:style>
    <style:style style:name="P9" style:family="paragraph" style:parent-style-name="Standard">
      <style:paragraph-properties fo:text-align="center" style:justify-single-word="false" style:shadow="none" style:vertical-align="middle"/>
      <style:text-properties fo:font-size="36pt" fo:font-style="normal" style:font-size-asian="36pt" style:font-style-asian="normal" style:font-size-complex="36pt" style:font-style-complex="normal"/>
    </style:style>
    <style:style style:name="P10" style:family="paragraph" style:parent-style-name="Standard">
      <style:paragraph-properties fo:text-align="center" style:justify-single-word="false" style:shadow="none" style:vertical-align="middle"/>
      <style:text-properties fo:font-size="24pt" fo:font-style="normal" style:font-size-asian="24pt" style:font-style-asian="normal" style:font-size-complex="24pt" style:font-style-complex="normal"/>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officeooo:paragraph-rsid="0004c9f8"/>
    </style:style>
    <style:style style:name="T1" style:family="text">
      <style:text-properties fo:font-style="normal" style:font-style-asian="normal" style:font-style-complex="normal"/>
    </style:style>
    <style:style style:name="T2" style:family="text">
      <style:text-properties fo:font-style="normal" officeooo:rsid="0004c9f8"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4c9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Analysis of Big Data on DDOS Prevention and Mitigation</text:p>
      <text:p text:style-name="P10"/>
      <text:p text:style-name="P10">by </text:p>
      <text:p text:style-name="P10"><text:s/>Brendan Ewing</text:p>
      <text:p text:style-name="P4"/>
      <text:p text:style-name="P4"/>
      <text:p text:style-name="P4">Abstract:</text:p>
      <text:p text:style-name="P5">A DDOS attack, or distributed denial-of-service, is one where an attack uses many bots or hijacked computers to perform a network attack on a target, thus blocking legitimate network traffic. This type of attack has increased in scope and scale in an arms race to prevent and mitigate such attacks. Traditional defenses are weak, outdated, and not sensitive enough to pick up on small data sized attacks distributed across the entire network traffic. Additionally, traditional defenses are slow respond, non-responsive, or detrimental. Big data offers a significant boost in detection capabilities as well as mitigation via on-site and cloud based services. Big data approaches all require establishing a base line using orders of magnitude larger amounts of data than the system attempting to be protected. The data is mined and compared to real time traffic to do efficient packet specific inspections, thus increasing response time, reducing successful attacks, and providing additional benefits. However this approach has limitations of needing astronomical storage and system specs. Ultimately, big data approach is another tool, not panacea for protection. </text:p>
      <text:p text:style-name="P4"/>
      <text:p text:style-name="P6"><text:span text:style-name="T5">The DDOS Challenge</text:span>: </text:p>
      <text:p text:style-name="Standard"><text:tab/>Imagine a network that usually has traffic that ranges in a few GB per second spikes to sustained 1 TB per second attack! This was the reality on October of 2016 [3]. This type of attack in computer security is called a Distributed Denial Of Service attack, or DDOS for short. The issue of how to prevent and mitigate such attacks has become an evolutionary arms race of sorts as faster and larger bandwidths coupled with better computer technologies are becoming more and more common. With the rise of mobile computing and smarter devices DDOS attacks are increasing [1]. The question plaguing experts is how to prevent them and mitigate them. To answer both question one must start with understanding what a DDOS attack it. </text:p>
      <text:p text:style-name="Standard"><text:tab/>A Denial of Service attacks, or DOS attacks, are the precursor to DDOS attacks that function almost identically. The basic premise of a DOS is that an attacker pings a server or website for a request to access their service/network but with no intention of completing the request; this attack is repeated several times until timed out [7]. The goal of the attack is to mask the attack as legitimate traffic thus utilizing resources that could have been for a legitimate user or entity. The attack is one of the most common methods maleficent individuals use to spam attacks to block legitimate users from accessing the intended target. There are numerous documented ways this can be performed and easily accessible ways to perform this attack. This type of attack is only one individual, computer, or bot. It is woefully ineffective and easily prevented, unless the single computer/user/bot is very powerful with specs not usually found in one attacker. </text:p>
      <text:p text:style-name="Standard"><text:tab/>A DDOS, however is not as ineffective. Simply put a DDOS is multiple DOS attacks, hence the word distributed. All DDOS have the same characteristics and strategy. There are 2 phases of DDOS attack, recruitment and action phase [7],[5]. During recruitment, the attacker generates as many attack sources as possible. These sources are either individuals, purchasable bots, generated bots, or infected computers enslaved to be bots, called zombies [5]. During the action phase the attacker has all the bots or zombies attack in coordinated manner. These so called “bot-nets” send spoofed packets in a steady manner that can be large in data size or very small, ranging from many gigabytes to few kilobytes [1-7]. When in attack formation they can flood a server with false traffic, thus denying service for hours. The typical attack according to Kentik only lasts one hour [4]; but this hour could result in lots of financial losses as a result inaccessibility. </text:p>
      <text:p text:style-name="Standard"><text:tab/>For small businesses with limited bandwidths and resources they're best response to an attack is simply wait it out, since mitigation and remediation are simply too costly to implement. For others, the basics of both prevention and mitigation rely on 2 things, a detection and a response. Detection is on paper simple enough to be reduced to some application either in the cloud or on site that scans incoming traffic for something that triggers its thresholds [4]. The next part is remediation or mitigation of damage that is typically done by denying illegitimate traffic access or rerouting traffic to a device that removes the unwanted packets [4]. But how effective these two processes are the issue. </text:p>
      <text:p text:style-name="Standard"><text:tab/>For detection, large attacks are very easy to detect, but steady small attacks are almost indistinguishable form legitimate traffic[1],[3-6]. Detection usually is a signature based approach, SBA, that is a small pool of data that has known attackers and sources; this approach, while cheap and easy to implement, consistently trails behind current attacks, thus outdated [1-3]. Such setups are only a single rack mount at best and have high rates of false negatives thus allowing attacks to persist especially if the attack is small [1-6]. In line or via cloud detection can still be bypassed by attackers simply by the fact that traffic isn't through one router, but multiples, and thresholds are set manually looking large bump network wide – when bumps will be very small over multiple routers, thus never <text:soft-page-break/>triggering detection [1]. </text:p>
      <text:p text:style-name="Standard"><text:tab/>Conversely mitigation also is typically unable to keep up. Resources need to be incredibly large and powerful to scrub large attacks. Compound this with the fact the response needs to also be quick. Scrubbing and inspection of packets is incredibly expensive and resource consuming, thus can't be done for a small attack on large network traffic [1], [3], [5]. Sending suspected attacks to remote triggered black holes, RTBH, is easier and preferred, but has higher rates of false positives and can seriously hurt the business as the attack intended [4]. Thus detection and remediation needs to be accurate and precise, while simultaneously capable of being relatively cost effective, rapid in response, and the right level of response for level of attack. <text:s/>The solution is big data.</text:p>
      <text:p text:style-name="P2"><text:span text:style-name="T5">The Era of Big Data</text:span>:</text:p>
      <text:p text:style-name="Standard"><text:tab/>Big data DDOS is essentially works by creating a baseline of data based on the network traffic of the protected clientele, thus increasing detection. This approach is called Anomaly Based Approach, ABA, detection and uses statistical and data mining approaches [2]. ABA isn't perfect however, while increased threshold of detection can be observed so does the incidence of false positives[2]. One way to over come these limitation is to further increase the statistical algorithms employed, <text:span text:style-name="T3">such as seen in David and Thomas' Entropy Based approach, EBA [2]. EBA and ABA are almost identical in nature only the algorithm employed is changed by calculating a new baseline called Entropy. In that paper, more data points were used to do a packet inspection, but the algorithm was shown to be fast and light in its required power, thus making packet inspection more viable [2]. </text:span></text:p>
      <text:p text:style-name="Standard"><text:tab/>The creation of the baseline is the most important aspect of ABA. To do this a client generates a hundreds of terabytes worth of data over a determined longitudinal period [5-6]. The data is a direct copy of every packet and network traffic that can be described as a typical time period, such as typical Monday, holiday, week, month, or year. The data is mapped out and then reduced by removing the missed DDOS attacks and duplicate data [5]. From here deep analytic inspection and statistical analysis is conducted till a reliable baseline is understood. Then the same deep analysis is conducted on a each packet in real time compared to the baseline, whether its a map, entropy value, or network wide traffic [1-6]. <text:s/></text:p>
      <text:p text:style-name="P4">Analysis and results: </text:p>
      <text:p text:style-name="Standard"><text:tab/>There are essentially 2 names in big data mitigation and detection for DDOS attacks, Kentik and Huawei. Their research and implementation are based one two concepts to solve the same problem, better data analysis algorithms and data mining. They perform a ABA that has a reliable baseline and implement their solution as either continuous, on -demand, on-site, or in the cloud that provides both deep analytical data of the network traffic as well as heavily increased detection of even small DDOS attacks [3-4],[6]. They both provide options for response actions that either send suspicious traffic to be scrubbed or RTBH, but compared to conventional techniques they're response time is almost instantaneous and able to handle large gigabyte attacks with ease – as demonstrated when Huawei's implementation easily monitored prevented several terabyte level bot-net attack within 2 seconds network spiking [3-4],[6]. Kentik has proven that big data can increase detection by 30%, stopping completely low data sized attacks [3-4]. 30 % doesn't seem like much of improvement but the successful attacks are large bot-nets that do low level attacks that are not picked up by traditional detection. But there are some draw backs to big data. </text:p>
      <text:p text:style-name="Standard"><text:tab/>For starters the system needs to be incredibly powerful and large. By Huawei's data, they require 756TB worth of data for a <text:s/>10GBps network [6]. That's a setup that has to have be almost a petabyte of storage that needs to have up-to-date drivers, extremely fast cpu, extremely fast storage, <text:soft-page-break/>and efficient algorithms to quickly and reliably compute, compare, inspect, and respond. <text:s/>Such system is astronomical in cost, which would need to be passed onto the end user. Additionally, if the system was cloud based, the network capabilities would need to be astronomical to not bottleneck traffic of the customer. Lastly any big data solution would still have to be cheap enough to warrant it's use. </text:p>
      <text:p text:style-name="Standard"><text:tab/>One more aspect to consider not mentioned by any source touting cloud based services, is that those services would have to be also invulnerable to DDOS attacks. Thus even if services were to meet all excellent parameters, they'd have to implement their system twice to ensure they're own traffic is protected. All this shows that big data isn't a panacea, but can be a step to greater prevent DDOS attacks and remedy them. </text:p>
      <text:p text:style-name="P3"/>
      <text:p text:style-name="P4">Conclusions:</text:p>
      <text:p text:style-name="Standard"><text:tab/>To conclude one needs to look at the current challenges in DDOS prevention and remediation and see that big data, or ADA, is a large step forward both in scope and scale. This approach has marketed improvements and delivers upon fixing many of the limitations of traditional approaches. Between faster response times, lower false negatives, and prevention of successful attacks that are large not because large data from one source, but rather distributed small attacks. Current techniques with ADA has many other bells and whistles that are attractive and can be seen by Kentik's sales pitch [3]. </text:p>
      <text:p text:style-name="Standard"><text:tab/>However, big data still has it's own issues which include the fact systems specs required are astronomical in scope, scale, and price. The algorithms generation and statistical analysis of almost petabytes of data would be a daunting task, coupled with the need to be conducted quickly to create a <text:s/>baseline for client. As technology increases the arms race has another weapon that may become cheaper and easier to implement, but can it out pace the swarm of zombies has yet to be seen. </text:p>
      <text:p text:style-name="Standard"/>
      <text:p text:style-name="P7">Sources:</text:p>
      <text:p text:style-name="Standard">[1] “Admin”. (2016, Nov 16). The big data era for DDoS protection has arrived [Online blog]. Available: <text:a xlink:type="simple" xlink:href="http://ddosattacks.net/the-big-data-era-for-ddos-protection-has-arrived/" text:style-name="Internet_20_link" text:visited-style-name="Visited_20_Internet_20_Link">http://ddosattacks.net/the-big-data-era-for-ddos-protection-has-arrived/</text:a>.<text:span text:style-name="T1">[Accessed </text:span><text:span text:style-name="T2">June </text:span><text:span text:style-name="T1"><text:s/></text:span><text:span text:style-name="T2">25</text:span><text:span text:style-name="T1">, 201</text:span><text:span text:style-name="T2">8</text:span><text:span text:style-name="T1">].</text:span></text:p>
      <text:p text:style-name="P12"/>
      <text:p text:style-name="P13"><text:span text:style-name="T1">[2] J. David and C. Thomas, “DDoS Attack Detection using Fast Entropy Approach on FlowBased Network Traffic,” </text:span><text:span text:style-name="T4">Procedia Computer Science</text:span><text:span text:style-name="T1">, Vol. 50, 2015, Pages 30-36, ISSN 1877-0509, </text:span><text:a xlink:type="simple" xlink:href="http://dx.doi.org/10.1016/j.procs.2015.04.007" text:style-name="Internet_20_link" text:visited-style-name="Visited_20_Internet_20_Link"><text:span text:style-name="T1">http://dx.doi.org/10.1016/j.procs.2015.04.007</text:span></text:a><text:span text:style-name="T1">.(</text:span><text:a xlink:type="simple" xlink:href="http://www.sciencedirect.com/science/article/pii/S1877050915005086" text:style-name="Internet_20_link" text:visited-style-name="Visited_20_Internet_20_Link"><text:span text:style-name="T1">http://www.sciencedirect.com/science/article/pii/S1877050915005086</text:span></text:a><text:span text:style-name="T1">) [Accessed </text:span><text:span text:style-name="T2">June </text:span><text:span text:style-name="T1"><text:s/></text:span><text:span text:style-name="T2">25</text:span><text:span text:style-name="T1">, 201</text:span><text:span text:style-name="T2">8</text:span><text:span text:style-name="T1">.</text:span></text:p>
      <text:p text:style-name="P12"/>
      <text:p text:style-name="P13">[3] Kentik. (2016, Nov 18). Webinar: Big Data DDoS Protection [Online video]. Available: <text:a xlink:type="simple" xlink:href="https://www.youtube.com/watch?v=A6HAWlPnM0M" text:style-name="Internet_20_link" text:visited-style-name="Visited_20_Internet_20_Link">https://www.youtube.com/watch?v=A6HAWlPnM0M</text:a>.<text:span text:style-name="T1">[Accessed </text:span><text:span text:style-name="T2">June </text:span><text:span text:style-name="T1"><text:s/></text:span><text:span text:style-name="T2">25</text:span><text:span text:style-name="T1">, 201</text:span><text:span text:style-name="T2">8</text:span><text:span text:style-name="T1">].</text:span></text:p>
      <text:p text:style-name="P12"/>
      <text:p text:style-name="P13"><text:span text:style-name="T1">[4] Kentik Technologies, Inc. “Understanding Big Data DDoS Defense: A Tutorial,” </text:span><text:span text:style-name="T4">kentik.com</text:span><text:span text:style-name="T1"> [Online article]. Available: </text:span><text:a xlink:type="simple" xlink:href="https://www.kentik.com/kentipedia/big-data-ddos-defense/" text:style-name="Internet_20_link" text:visited-style-name="Visited_20_Internet_20_Link"><text:span text:style-name="T1">https://www.kentik.com/kentipedia/big-data-ddos-defense/</text:span></text:a><text:span text:style-name="T1">. [Accessed</text:span><text:span text:style-name="T2">June </text:span><text:span text:style-name="T1"><text:s/></text:span><text:span text:style-name="T2">25</text:span><text:span text:style-name="T1">, 201</text:span><text:span text:style-name="T2">8</text:span><text:span text:style-name="T1">].</text:span></text:p>
      <text:p text:style-name="P12"/>
      <text:p text:style-name="P13">[5]S. Manukonda and K. Rao, “Effective Detection and Prevention of DDoS based on Big Data-Mapreduce,” <text:span text:style-name="T4">Global Journal of Computer Science and Technology: C Software &amp; Data Engineering,</text:span><text:span text:style-name="T1"> vol. 15, no. 6, p. 20+, <text:s/>2015. [Online]. Available: </text:span><text:a xlink:type="simple" xlink:href="https://globaljournals.org/GJCST_Volume15/4-Effective-Detection-and-Prevention.pdf" text:style-name="Internet_20_link" text:visited-style-name="Visited_20_Internet_20_Link"><text:span text:style-name="T1">https://globaljournals.org/GJCST_Volume15/4-Effective-Detection-and-Prevention.pdf</text:span></text:a><text:span text:style-name="T1">. <text:s/>[Accessed </text:span><text:span text:style-name="T2">June </text:span><text:span text:style-name="T1"><text:s/></text:span><text:span text:style-name="T2">25</text:span><text:span text:style-name="T1">, 201</text:span><text:span text:style-name="T2">8</text:span><text:span text:style-name="T1">].</text:span></text:p>
      <text:p text:style-name="P12"/>
      <text:p text:style-name="P13"><text:span text:style-name="T1">[6] W. Zuo . “DDoS Defense and Big Data,” <text:s/>[Online article]. </text:span><text:span text:style-name="T4"> Huawei Security Products.</text:span><text:span text:style-name="T1"> Available:</text:span><text:a xlink:type="simple" xlink:href="http://e.huawei.com/de/publications/global/ict_insights/hw_331605/industry%20focus/HW_327000" text:style-name="Internet_20_link" text:visited-style-name="Visited_20_Internet_20_Link"><text:span text:style-name="T1">http://e.huawei.com/de/publications/global/ict_insights/hw_331605/industry%20focus/HW_327000</text:span></text:a><text:span text:style-name="T1"> [Accessed </text:span><text:span text:style-name="T2">June </text:span><text:span text:style-name="T1"><text:s/></text:span><text:span text:style-name="T2">25</text:span><text:span text:style-name="T1">, 201</text:span><text:span text:style-name="T2">8</text:span><text:span text:style-name="T1">].</text:span></text:p>
      <text:p text:style-name="P12"/>
      <text:p text:style-name="P13">[7] Wikipedia contributors. (<text:span text:style-name="T6">2018</text:span>, <text:span text:style-name="T6">June</text:span> <text:span text:style-name="T6">25</text:span>). Denial-of-service attack [Online article].<text:span text:style-name="T4"> Wikipedia, The Free Encyclopedia</text:span>. Available from:<text:a xlink:type="simple" xlink:href="https://en.wikipedia.org/w/index.php?title=Denial-of-service_attack&amp;oldid=778637992" text:style-name="Internet_20_link" text:visited-style-name="Visited_20_Internet_20_Link">https://en.wikipedia.org/w/index.php?title=Denial-of-service_attack&amp;oldid=77863799.2</text:a><text:span text:style-name="T1">[Accessed </text:span><text:span text:style-name="T2">June </text:span><text:span text:style-name="T1"><text:s/></text:span><text:span text:style-name="T2">25</text:span><text:span text:style-name="T1">, 201</text:span><text:span text:style-name="T2">8</text:span><text:span text:style-name="T1">].</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style:tab-stops>
          <style:tab-stop style:position="3.4272in" style:type="center"/>
          <style:tab-stop style:position="6.9047in" style:type="right"/>
        </style:tab-stops>
      </style:paragraph-properties>
    </style:style>
    <style:style style:name="MT1" style:family="text">
      <style:text-properties officeooo:rsid="0004c9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Brendan Ewing<text:tab/>Analysis of Big Data on DDOS<text:tab/><text:date style:data-style-name="N37" text:date-value="2018-07-01T21:02:35.930975032">07/01/18</text:date></text:p>
        <text:p text:style-name="MP1">Final paper<text:tab/>Prevention and Mitigation<text:tab/><text:span text:style-name="MT1">Web Development</text:span></text:p>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03:54:02.40</meta:creation-date>
    <dc:date>2018-07-01T21:02:35.887673053</dc:date>
    <meta:editing-duration>PT15M48S</meta:editing-duration>
    <meta:editing-cycles>2</meta:editing-cycles>
    <meta:generator>LibreOffice/5.1.6.2$Linux_X86_64 LibreOffice_project/10m0$Build-2</meta:generator>
    <meta:document-statistic meta:table-count="0" meta:image-count="0" meta:object-count="0" meta:page-count="5" meta:paragraph-count="33" meta:word-count="2029" meta:character-count="13142" meta:non-whitespace-character-count="11097"/>
  </office:meta>
</office:document-meta>
</file>